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/>
    </style:style>
    <style:style style:name="P2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7" style:parent-style-name="Normal" style:family="paragraph">
      <style:paragraph-properties fo:margin-left="0.25in">
        <style:tab-stops/>
      </style:paragraph-properties>
    </style:style>
    <style:style style:name="P8" style:parent-style-name="Párrafodelista" style:list-style-name="LFO2" style:family="paragraph"/>
    <style:style style:name="P9" style:parent-style-name="Párrafodelista" style:list-style-name="LFO2" style:family="paragraph"/>
    <style:style style:name="P10" style:parent-style-name="Párrafodelista" style:list-style-name="LFO2" style:family="paragraph"/>
  </office:automatic-styles>
  <office:body>
    <office:text text:use-soft-page-breaks="true">
      <text:p text:style-name="P1">Análisis<text:s/>de enriquecimiento funcional (GO y KEGG)</text:p>
      <text:p text:style-name="Normal">El análisis de enriquecimiento funcional permite conectar los genes diferencialmente expresados con procesos biológicos específicos, proporcionando un contexto funcional a la<text:s/>desregulación<text:s/>en la<text:s/>vía<text:s/>leptina-melanocortina.</text:p>
      <text:p text:style-name="Normal"/>
      <text:p text:style-name="P2">Ontología<text:s/>Génica: Procesos biológicos</text:p>
      <text:p text:style-name="Normal">Los términos GO<text:s/>enriquecidos<text:s/>refuerzan la conexión entre la expresión génica y el comportamiento metabólico:</text:p>
      <text:list text:style-name="LFO1" text:continue-numbering="true">
        <text:list-item>
          <text:p text:style-name="P3">Comportamiento alimentario: Este termino aparece significativamente enriquecido, lo cual es coherente con la<text:s/>desregulación<text:s/>de MC4R y SIM1ambos genes fundamentales en el control del apetito y la saciedad.</text:p>
        </text:list-item>
        <text:list-item>
          <text:p text:style-name="P4">Respuestas a aminoácidos y estímulos químicos: Se observa un alto enriquecimiento en<text:s/>repuestas a ácidos químicos y en la repuesta celular a aminoácidos. Esto sugiere una alta capacidad de detección de nutrientes, clave para la homeostasis energética hipotalámica.</text:p>
        </text:list-item>
        <text:list-item>
          <text:p text:style-name="P5">Señalización trans-sinaptica: El enriquecimiento en funciones relacionadas con la transmisión sináptica apoya la idea de que la obesidad se corresponde también a una alteración en el desarrollo de los circuitos neuronales que controlan el peso corporal.</text:p>
        </text:list-item>
      </text:list>
      <text:p text:style-name="P6">Vías Metabólicas: KEGG</text:p>
      <text:p text:style-name="P7">Este análisis nos muestra las rutas de señalización que orquestan estas respuestas moleculares:<text:s/></text:p>
      <text:list text:style-name="LFO2" text:continue-numbering="true">
        <text:list-item>
          <text:p text:style-name="P8">Neurotrophin signaling pathway: Esta<text:s/>vía<text:s/>es critica ya que el gen BDNF se encuentra subexpresado en el grupo Obeso. Bajos niveles de BNF afectan a la supervivencia neuronal y a la plasticidad sináptica en circuitos de saciedad que se traduce en una mayor sensación de hambre y, por consiguiente, ingesta de alimentos.</text:p>
        </text:list-item>
        <text:list-item>
          <text:p text:style-name="P9">Neuroactive ligand-receptor interaction: La presencia de esta<text:s/>vía<text:s/>subraya la importancia de la<text:s/>comunicación<text:s/>química en el hipotálamo , donde receptores como el MC4R deben activarse correctamente para producir la señal de saciedad.</text:p>
        </text:list-item>
        <text:list-item>
          <text:p text:style-name="P10">Hormones signaling: Refleja la<text:s/>desregulación<text:s/>general de la comunicación endocrina que define el perfil molecular asociado con la obesidad en este estudio.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ELFATAH OUMOUSS AITMOUSSA</meta:initial-creator>
    <dc:creator>ABDELFATAH OUMOUSS AITMOUSSA</dc:creator>
    <meta:creation-date>2025-12-17T20:36:00Z</meta:creation-date>
    <dc:date>2025-12-17T21:05:00Z</dc:date>
    <meta:template xlink:href="Normal" xlink:type="simple"/>
    <meta:editing-cycles>1</meta:editing-cycles>
    <meta:editing-duration>PT1740S</meta:editing-duration>
    <meta:document-statistic meta:page-count="1" meta:paragraph-count="3" meta:word-count="302" meta:character-count="1964" meta:row-count="13" meta:non-whitespace-character-count="1665"/>
  </office:meta>
</office:document-meta>
</file>